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1e0896"/>
    </style:style>
    <style:style style:name="P2" style:family="paragraph" style:parent-style-name="Heading_20_2">
      <style:paragraph-properties fo:margin-top="0cm" fo:margin-bottom="0.499cm" style:contextual-spacing="false"/>
      <style:text-properties style:font-name="Liberation Mono" fo:font-size="10pt" style:font-name-asian="NSimSun" style:font-size-asian="10pt" style:font-name-complex="Liberation Mono" style:font-size-complex="10pt"/>
    </style:style>
    <style:style style:name="P3" style:family="paragraph" style:parent-style-name="Text_20_body">
      <style:text-properties style:font-name="Liberation Mono" fo:font-size="10pt" style:font-name-asian="NSimSun" style:font-size-asian="10pt" style:font-name-complex="Liberation Mono" style:font-size-complex="10pt"/>
    </style:style>
    <style:style style:name="P4" style:family="paragraph" style:parent-style-name="Text_20_body" style:list-style-name="L1">
      <style:text-properties style:font-name="Liberation Mono" fo:font-size="10pt" style:font-name-asian="NSimSun" style:font-size-asian="10pt" style:font-name-complex="Liberation Mono" style:font-size-complex="10pt"/>
    </style:style>
    <style:style style:name="P5" style:family="paragraph" style:parent-style-name="Text_20_body" style:list-style-name="L2">
      <style:text-properties style:font-name="Liberation Mono" fo:font-size="10pt" style:font-name-asian="NSimSun" style:font-size-asian="10pt" style:font-name-complex="Liberation Mono" style:font-size-complex="10pt"/>
    </style:style>
    <style:style style:name="P6" style:family="paragraph" style:parent-style-name="Text_20_body" style:list-style-name="L3">
      <style:text-properties style:font-name="Liberation Mono" fo:font-size="10pt" style:font-name-asian="NSimSun" style:font-size-asian="10pt" style:font-name-complex="Liberation Mono" style:font-size-complex="10pt"/>
    </style:style>
    <style:style style:name="P7" style:family="paragraph" style:parent-style-name="Text_20_body" style:list-style-name="L4">
      <style:text-properties style:font-name="Liberation Mono" fo:font-size="10pt" style:font-name-asian="NSimSun" style:font-size-asian="10pt" style:font-name-complex="Liberation Mono" style:font-size-complex="10pt"/>
    </style:style>
    <style:style style:name="P8" style:family="paragraph" style:parent-style-name="Text_20_body" style:list-style-name="L5">
      <style:text-properties style:font-name="Liberation Mono" fo:font-size="10pt" style:font-name-asian="NSimSun" style:font-size-asian="10pt" style:font-name-complex="Liberation Mono" style:font-size-complex="10pt"/>
    </style:style>
    <style:style style:name="P9" style:family="paragraph" style:parent-style-name="Text_20_body" style:list-style-name="L6">
      <style:text-properties style:font-name="Liberation Mono" fo:font-size="10pt" style:font-name-asian="NSimSun" style:font-size-asian="10pt" style:font-name-complex="Liberation Mono" style:font-size-complex="10pt"/>
    </style:style>
    <style:style style:name="P10" style:family="paragraph" style:parent-style-name="Text_20_body" style:list-style-name="L7">
      <style:text-properties style:font-name="Liberation Mono" fo:font-size="10pt" style:font-name-asian="NSimSun" style:font-size-asian="10pt" style:font-name-complex="Liberation Mono" style:font-size-complex="10pt"/>
    </style:style>
    <style:style style:name="P11" style:family="paragraph" style:parent-style-name="Text_20_body" style:list-style-name="L8">
      <style:text-properties style:font-name="Liberation Mono" fo:font-size="10pt" style:font-name-asian="NSimSun" style:font-size-asian="10pt" style:font-name-complex="Liberation Mono" style:font-size-complex="10pt"/>
    </style:style>
    <style:style style:name="P12" style:family="paragraph" style:parent-style-name="Preformatted_20_Text">
      <style:text-properties officeooo:paragraph-rsid="001faac6"/>
    </style:style>
    <style:style style:name="P13" style:family="paragraph" style:parent-style-name="Text_20_body" style:list-style-name="L9">
      <style:text-properties style:font-name="Liberation Mono" fo:font-size="10pt" style:font-name-asian="NSimSun" style:font-size-asian="10pt" style:font-name-complex="Liberation Mono" style:font-size-complex="10pt"/>
    </style:style>
    <style:style style:name="P14" style:family="paragraph" style:parent-style-name="Text_20_body" style:list-style-name="L10">
      <style:text-properties style:font-name="Liberation Mono" fo:font-size="10pt" style:font-name-asian="NSimSun" style:font-size-asian="10pt" style:font-name-complex="Liberation Mono" style:font-size-complex="10pt"/>
    </style:style>
    <style:style style:name="P15" style:family="paragraph" style:parent-style-name="Text_20_body" style:list-style-name="L11">
      <style:text-properties style:font-name="Liberation Mono" fo:font-size="10pt" style:font-name-asian="NSimSun" style:font-size-asian="10pt" style:font-name-complex="Liberation Mono" style:font-size-complex="10pt"/>
    </style:style>
    <style:style style:name="P16" style:family="paragraph" style:parent-style-name="Text_20_body" style:list-style-name="L12">
      <style:text-properties style:font-name="Liberation Mono" fo:font-size="10pt" style:font-name-asian="NSimSun" style:font-size-asian="10pt" style:font-name-complex="Liberation Mono" style:font-size-complex="10pt"/>
    </style:style>
    <style:style style:name="P17" style:family="paragraph" style:parent-style-name="Text_20_body" style:list-style-name="L13">
      <style:text-properties style:font-name="Liberation Mono" fo:font-size="10pt" style:font-name-asian="NSimSun" style:font-size-asian="10pt" style:font-name-complex="Liberation Mono" style:font-size-complex="10pt"/>
    </style:style>
    <style:style style:name="P18" style:family="paragraph" style:parent-style-name="Preformatted_20_Text">
      <style:text-properties fo:font-weight="bold" officeooo:rsid="001faac6" officeooo:paragraph-rsid="001faac6" style:font-weight-asian="bold" style:font-weight-complex="bold"/>
    </style:style>
    <style:style style:name="P19" style:family="paragraph" style:parent-style-name="Text_20_body" style:list-style-name="L14">
      <style:text-properties officeooo:paragraph-rsid="001faac6"/>
    </style:style>
    <style:style style:name="P20" style:family="paragraph" style:parent-style-name="Text_20_body">
      <style:text-properties fo:font-weight="bold" officeooo:rsid="00212324" officeooo:paragraph-rsid="00212324" style:font-weight-asian="bold" style:font-weight-complex="bold"/>
    </style:style>
    <style:style style:name="P21" style:family="paragraph" style:parent-style-name="Text_20_body">
      <style:text-properties officeooo:paragraph-rsid="00212324"/>
    </style:style>
    <style:style style:name="P22" style:family="paragraph" style:parent-style-name="Text_20_body">
      <style:text-properties fo:font-weight="normal" officeooo:rsid="00212324" officeooo:paragraph-rsid="00212324" style:font-weight-asian="normal" style:font-weight-complex="normal"/>
    </style:style>
    <style:style style:name="P23" style:family="paragraph" style:parent-style-name="Text_20_body" style:list-style-name="L15">
      <style:text-properties fo:font-weight="normal" officeooo:rsid="00212324" officeooo:paragraph-rsid="00212324" style:font-weight-asian="normal" style:font-weight-complex="normal"/>
    </style:style>
    <style:style style:name="P24" style:family="paragraph" style:parent-style-name="Text_20_body">
      <style:text-properties fo:font-weight="bold" officeooo:rsid="0023056b" officeooo:paragraph-rsid="0023056b" style:font-weight-asian="bold" style:font-weight-complex="bold"/>
    </style:style>
    <style:style style:name="P25" style:family="paragraph" style:parent-style-name="Text_20_body">
      <style:text-properties fo:font-weight="normal" officeooo:rsid="0023056b" officeooo:paragraph-rsid="0023056b" style:font-weight-asian="normal" style:font-weight-complex="normal"/>
    </style:style>
    <style:style style:name="P26" style:family="paragraph" style:parent-style-name="Text_20_body">
      <style:text-properties officeooo:paragraph-rsid="0023056b"/>
    </style:style>
    <style:style style:name="P27" style:family="paragraph" style:parent-style-name="Text_20_body" style:list-style-name="L16">
      <style:text-properties fo:font-weight="normal" officeooo:rsid="0023056b" officeooo:paragraph-rsid="0023056b" style:font-weight-asian="normal" style:font-weight-complex="normal"/>
    </style:style>
    <style:style style:name="P28" style:family="paragraph" style:parent-style-name="Text_20_body">
      <style:text-properties fo:font-weight="bold" officeooo:rsid="002448e7" officeooo:paragraph-rsid="002448e7" style:font-weight-asian="bold" style:font-weight-complex="bold"/>
    </style:style>
    <style:style style:name="P29" style:family="paragraph" style:parent-style-name="Text_20_body">
      <style:text-properties officeooo:paragraph-rsid="002448e7"/>
    </style:style>
    <style:style style:name="P30" style:family="paragraph" style:parent-style-name="Text_20_body">
      <style:text-properties fo:font-weight="normal" officeooo:rsid="00275106" officeooo:paragraph-rsid="002448e7" style:font-weight-asian="normal" style:font-weight-complex="normal"/>
    </style:style>
    <style:style style:name="P31" style:family="paragraph" style:parent-style-name="Text_20_body" style:list-style-name="L17">
      <style:text-properties officeooo:paragraph-rsid="00275106"/>
    </style:style>
    <style:style style:name="P32" style:family="paragraph" style:parent-style-name="Text_20_body" style:list-style-name="L17">
      <style:text-properties style:font-name="Liberation Mono" fo:font-size="10pt" officeooo:paragraph-rsid="00275106" style:font-name-asian="NSimSun" style:font-size-asian="10pt" style:font-name-complex="Liberation Mono" style:font-size-complex="10pt"/>
    </style:style>
    <style:style style:name="P33" style:family="paragraph" style:parent-style-name="Text_20_body">
      <style:text-properties style:font-name="Liberation Mono" fo:font-size="10pt" officeooo:paragraph-rsid="00275106" style:font-name-asian="NSimSun" style:font-size-asian="10pt" style:font-name-complex="Liberation Mono" style:font-size-complex="10pt"/>
    </style:style>
    <style:style style:name="P34" style:family="paragraph" style:parent-style-name="Text_20_body">
      <style:text-properties style:font-name="Liberation Mono" fo:font-size="10pt" fo:font-weight="bold" officeooo:rsid="002ae3c5" officeooo:paragraph-rsid="002ae3c5" style:font-name-asian="NSimSun" style:font-size-asian="10pt" style:font-weight-asian="bold" style:font-name-complex="Liberation Mono" style:font-size-complex="10pt" style:font-weight-complex="bold"/>
    </style:style>
    <style:style style:name="P35" style:family="paragraph" style:parent-style-name="Text_20_body">
      <style:text-properties officeooo:paragraph-rsid="002ae3c5"/>
    </style:style>
    <style:style style:name="P36" style:family="paragraph" style:parent-style-name="Text_20_body" style:list-style-name="L18">
      <style:text-properties officeooo:rsid="002ae3c5" officeooo:paragraph-rsid="002ae3c5"/>
    </style:style>
    <style:style style:name="P37" style:family="paragraph" style:parent-style-name="Text_20_body">
      <style:text-properties fo:font-weight="bold" officeooo:rsid="002ae3c5" officeooo:paragraph-rsid="002ae3c5" style:font-weight-asian="bold" style:font-weight-complex="bold"/>
    </style:style>
    <style:style style:name="P38" style:family="paragraph" style:parent-style-name="Text_20_body">
      <style:text-properties fo:font-weight="bold" officeooo:rsid="002cb1ea" officeooo:paragraph-rsid="002cb1ea" style:font-weight-asian="bold" style:font-weight-complex="bold"/>
    </style:style>
    <style:style style:name="P39" style:family="paragraph" style:parent-style-name="Text_20_body">
      <style:text-properties fo:font-weight="normal" officeooo:rsid="002cb1ea" officeooo:paragraph-rsid="002cb1ea" style:font-weight-asian="normal" style:font-weight-complex="normal"/>
    </style:style>
    <style:style style:name="P40" style:family="paragraph" style:parent-style-name="Text_20_body">
      <style:text-properties fo:font-weight="normal" officeooo:rsid="002d5689" officeooo:paragraph-rsid="002cb1ea" style:font-weight-asian="normal" style:font-weight-complex="normal"/>
    </style:style>
    <style:style style:name="P41" style:family="paragraph" style:parent-style-name="Text_20_body" style:list-style-name="L19">
      <style:text-properties officeooo:rsid="002d5689"/>
    </style:style>
    <style:style style:name="P42" style:family="paragraph" style:parent-style-name="Text_20_body">
      <style:text-properties officeooo:rsid="00300321" officeooo:paragraph-rsid="00300321"/>
    </style:style>
    <style:style style:name="P43" style:family="paragraph" style:parent-style-name="Text_20_body">
      <style:text-properties officeooo:rsid="00300321"/>
    </style:style>
    <style:style style:name="P44" style:family="paragraph" style:parent-style-name="Text_20_body" style:list-style-name="L20">
      <style:text-properties fo:font-weight="normal" officeooo:rsid="00309068" officeooo:paragraph-rsid="00309068" style:font-weight-asian="normal" style:font-weight-complex="normal"/>
    </style:style>
    <style:style style:name="P45" style:family="paragraph" style:parent-style-name="Text_20_body">
      <style:text-properties fo:font-weight="normal" officeooo:rsid="00309068" officeooo:paragraph-rsid="00309068" style:font-weight-asian="normal" style:font-weight-complex="normal"/>
    </style:style>
    <style:style style:name="P46" style:family="paragraph" style:parent-style-name="Text_20_body">
      <style:text-properties fo:font-weight="bold" officeooo:rsid="00309068" officeooo:paragraph-rsid="00309068" style:font-weight-asian="bold" style:font-weight-complex="bold"/>
    </style:style>
    <style:style style:name="P47" style:family="paragraph" style:parent-style-name="Text_20_body">
      <style:text-properties officeooo:rsid="00309068" officeooo:paragraph-rsid="00309068"/>
    </style:style>
    <style:style style:name="P48" style:family="paragraph" style:parent-style-name="Text_20_body">
      <style:text-properties officeooo:rsid="00309068"/>
    </style:style>
    <style:style style:name="P49" style:family="paragraph" style:parent-style-name="Text_20_body" style:list-style-name="L21">
      <style:text-properties fo:font-weight="normal" officeooo:rsid="00376ce3" officeooo:paragraph-rsid="00376ce3" style:font-weight-asian="normal" style:font-weight-complex="normal"/>
    </style:style>
    <style:style style:name="P50" style:family="paragraph" style:parent-style-name="Text_20_body">
      <style:text-properties fo:font-weight="normal" officeooo:rsid="00376ce3" officeooo:paragraph-rsid="00376ce3" style:font-weight-asian="normal" style:font-weight-complex="normal"/>
    </style:style>
    <style:style style:name="P51" style:family="paragraph" style:parent-style-name="Text_20_body">
      <style:text-properties fo:font-weight="bold" officeooo:rsid="00376ce3" officeooo:paragraph-rsid="00376ce3" style:font-weight-asian="bold" style:font-weight-complex="bold"/>
    </style:style>
    <style:style style:name="P52" style:family="paragraph" style:parent-style-name="Text_20_body">
      <style:text-properties officeooo:rsid="00376ce3" officeooo:paragraph-rsid="00376ce3"/>
    </style:style>
    <style:style style:name="P53" style:family="paragraph" style:parent-style-name="Text_20_body">
      <style:text-properties officeooo:rsid="00376ce3"/>
    </style:style>
    <style:style style:name="P54" style:family="paragraph" style:parent-style-name="Text_20_body" style:list-style-name="L22">
      <style:text-properties fo:font-weight="normal" officeooo:rsid="003815f9" officeooo:paragraph-rsid="003815f9" style:font-weight-asian="normal" style:font-weight-complex="normal"/>
    </style:style>
    <style:style style:name="P55" style:family="paragraph" style:parent-style-name="Text_20_body">
      <style:text-properties fo:font-weight="normal" officeooo:rsid="003815f9" officeooo:paragraph-rsid="003815f9" style:font-weight-asian="normal" style:font-weight-complex="normal"/>
    </style:style>
    <style:style style:name="P56" style:family="paragraph" style:parent-style-name="Text_20_body">
      <style:text-properties fo:font-weight="bold" officeooo:rsid="0038819c" officeooo:paragraph-rsid="0038819c" style:font-weight-asian="bold" style:font-weight-complex="bold"/>
    </style:style>
    <style:style style:name="P57" style:family="paragraph" style:parent-style-name="Text_20_body">
      <style:text-properties fo:font-weight="normal" officeooo:rsid="0038819c" officeooo:paragraph-rsid="0038819c" style:font-weight-asian="normal" style:font-weight-complex="normal"/>
    </style:style>
    <style:style style:name="P58" style:family="paragraph" style:parent-style-name="Text_20_body">
      <style:text-properties officeooo:rsid="0038819c" officeooo:paragraph-rsid="0038cb8b"/>
    </style:style>
    <style:style style:name="P59" style:family="paragraph" style:parent-style-name="Text_20_body">
      <style:text-properties officeooo:rsid="0038819c"/>
    </style:style>
    <style:style style:name="P60" style:family="paragraph" style:parent-style-name="Text_20_body">
      <style:text-properties fo:font-weight="normal" officeooo:rsid="0038819c" officeooo:paragraph-rsid="0038cb8b" style:font-weight-asian="normal" style:font-weight-complex="normal"/>
    </style:style>
    <style:style style:name="P61" style:family="paragraph" style:parent-style-name="Text_20_body" style:list-style-name="L23">
      <style:text-properties fo:font-weight="normal" officeooo:rsid="0038819c" officeooo:paragraph-rsid="0038cb8b" style:font-weight-asian="normal" style:font-weight-complex="normal"/>
    </style:style>
    <style:style style:name="P62" style:family="paragraph" style:parent-style-name="Text_20_body">
      <style:text-properties fo:font-weight="bold" officeooo:rsid="0048fa70" officeooo:paragraph-rsid="0048fa70" style:font-weight-asian="bold" style:font-weight-complex="bold"/>
    </style:style>
    <style:style style:name="P63" style:family="paragraph" style:parent-style-name="Text_20_body">
      <style:text-properties officeooo:paragraph-rsid="0048fa70"/>
    </style:style>
    <style:style style:name="P64" style:family="paragraph" style:parent-style-name="Text_20_body">
      <style:text-properties fo:font-weight="normal" officeooo:rsid="004a8bd6" officeooo:paragraph-rsid="0048fa70" style:font-weight-asian="normal" style:font-weight-complex="normal"/>
    </style:style>
    <style:style style:name="P65" style:family="paragraph" style:parent-style-name="Text_20_body" style:list-style-name="L24">
      <style:text-properties fo:font-weight="normal" officeooo:rsid="004c3793" officeooo:paragraph-rsid="004c3793" style:font-weight-asian="normal" style:font-weight-complex="normal"/>
    </style:style>
    <style:style style:name="P66" style:family="paragraph" style:parent-style-name="Text_20_body">
      <style:text-properties fo:font-weight="normal" officeooo:rsid="004c3793" officeooo:paragraph-rsid="004c3793" style:font-weight-asian="normal" style:font-weight-complex="normal"/>
    </style:style>
    <style:style style:name="P67" style:family="paragraph" style:parent-style-name="Text_20_body">
      <style:text-properties fo:font-weight="bold" officeooo:rsid="004cf869" officeooo:paragraph-rsid="004cf869" style:font-weight-asian="bold" style:font-weight-complex="bold"/>
    </style:style>
    <style:style style:name="P68" style:family="paragraph" style:parent-style-name="Text_20_body">
      <style:text-properties fo:font-weight="normal" officeooo:rsid="004cf869" officeooo:paragraph-rsid="004cf869" style:font-weight-asian="normal" style:font-weight-complex="normal"/>
    </style:style>
    <style:style style:name="P69" style:family="paragraph" style:parent-style-name="Text_20_body">
      <style:text-properties officeooo:rsid="004cf869" officeooo:paragraph-rsid="004cf869"/>
    </style:style>
    <style:style style:name="P70" style:family="paragraph" style:parent-style-name="Text_20_body">
      <style:text-properties officeooo:rsid="004cf869"/>
    </style:style>
    <style:style style:name="P71" style:family="paragraph" style:parent-style-name="Text_20_body" style:list-style-name="L25">
      <style:text-properties fo:font-weight="normal" officeooo:rsid="004d10d2" officeooo:paragraph-rsid="004d10d2" style:font-weight-asian="normal" style:font-weight-complex="normal"/>
    </style:style>
    <style:style style:name="P72" style:family="paragraph" style:parent-style-name="Text_20_body">
      <style:text-properties fo:font-weight="normal" officeooo:rsid="004d10d2" officeooo:paragraph-rsid="004d10d2" style:font-weight-asian="normal" style:font-weight-complex="normal"/>
    </style:style>
    <style:style style:name="P73" style:family="paragraph" style:parent-style-name="Text_20_body">
      <style:text-properties fo:font-weight="bold" officeooo:rsid="004d3ade" officeooo:paragraph-rsid="004d3ade" style:font-weight-asian="bold" style:font-weight-complex="bold"/>
    </style:style>
    <style:style style:name="P74" style:family="paragraph" style:parent-style-name="Text_20_body">
      <style:text-properties officeooo:rsid="004d3ade" officeooo:paragraph-rsid="004d3ade"/>
    </style:style>
    <style:style style:name="P75" style:family="paragraph" style:parent-style-name="Text_20_body">
      <style:text-properties officeooo:rsid="004d4b30"/>
    </style:style>
    <style:style style:name="P76" style:family="paragraph" style:parent-style-name="Text_20_body" style:list-style-name="L26">
      <style:text-properties officeooo:rsid="004d4b30"/>
    </style:style>
    <style:style style:name="P77" style:family="paragraph" style:parent-style-name="Text_20_body">
      <style:text-properties fo:font-weight="normal" officeooo:rsid="004d4b30" officeooo:paragraph-rsid="004d3ade" style:font-weight-asian="normal" style:font-weight-complex="normal"/>
    </style:style>
    <style:style style:name="P78" style:family="paragraph" style:parent-style-name="Text_20_body">
      <style:paragraph-properties fo:break-before="page"/>
      <style:text-properties fo:font-weight="bold" officeooo:rsid="0051ab60" officeooo:paragraph-rsid="0051ab60" style:font-weight-asian="bold" style:font-weight-complex="bold"/>
    </style:style>
    <style:style style:name="P79" style:family="paragraph" style:parent-style-name="Text_20_body">
      <style:text-properties fo:font-weight="bold" officeooo:rsid="0051ab60" officeooo:paragraph-rsid="0051ab60" style:font-weight-asian="bold" style:font-weight-complex="bold"/>
    </style:style>
    <style:style style:name="P80" style:family="paragraph" style:parent-style-name="Text_20_body">
      <style:text-properties fo:font-weight="normal" officeooo:rsid="0052fca4" officeooo:paragraph-rsid="0051ab60" style:font-weight-asian="normal" style:font-weight-complex="normal"/>
    </style:style>
    <style:style style:name="P81" style:family="paragraph" style:parent-style-name="Text_20_body">
      <style:text-properties officeooo:rsid="0052fca4"/>
    </style:style>
    <style:style style:name="P82" style:family="paragraph" style:parent-style-name="Text_20_body" style:list-style-name="L27">
      <style:text-properties officeooo:rsid="0052fca4"/>
    </style:style>
    <style:style style:name="P83" style:family="paragraph" style:parent-style-name="Text_20_body">
      <style:paragraph-properties fo:break-before="page"/>
      <style:text-properties fo:font-weight="bold" officeooo:rsid="0054eb71" officeooo:paragraph-rsid="0054eb71" style:font-weight-asian="bold" style:font-weight-complex="bold"/>
    </style:style>
    <style:style style:name="P84" style:family="paragraph" style:parent-style-name="Text_20_body">
      <style:text-properties fo:font-weight="bold" officeooo:rsid="0054eb71" officeooo:paragraph-rsid="0054eb71" style:font-weight-asian="bold" style:font-weight-complex="bold"/>
    </style:style>
    <style:style style:name="P85" style:family="paragraph" style:parent-style-name="Text_20_body">
      <style:text-properties officeooo:rsid="0054eb71" officeooo:paragraph-rsid="0054eb71"/>
    </style:style>
    <style:style style:name="P86" style:family="paragraph" style:parent-style-name="Text_20_body">
      <style:text-properties officeooo:rsid="0054eb71"/>
    </style:style>
    <style:style style:name="P87" style:family="paragraph" style:parent-style-name="Text_20_body" style:list-style-name="L28">
      <style:text-properties officeooo:rsid="0054eb71"/>
    </style:style>
    <style:style style:name="P88" style:family="paragraph" style:parent-style-name="Text_20_body">
      <style:text-properties fo:font-weight="normal" officeooo:rsid="0054eb71" officeooo:paragraph-rsid="0054eb71" style:font-weight-asian="normal" style:font-weight-complex="normal"/>
    </style:style>
    <style:style style:name="P89" style:family="paragraph" style:parent-style-name="Text_20_body">
      <style:text-properties fo:font-weight="bold" officeooo:rsid="0056834f" officeooo:paragraph-rsid="0056834f" style:font-weight-asian="bold" style:font-weight-complex="bold"/>
    </style:style>
    <style:style style:name="P90" style:family="paragraph" style:parent-style-name="Text_20_body">
      <style:text-properties officeooo:rsid="0056834f" officeooo:paragraph-rsid="0056834f"/>
    </style:style>
    <style:style style:name="P91" style:family="paragraph" style:parent-style-name="Text_20_body">
      <style:text-properties officeooo:rsid="0056834f"/>
    </style:style>
    <style:style style:name="P92" style:family="paragraph" style:parent-style-name="Text_20_body" style:list-style-name="L29">
      <style:text-properties officeooo:rsid="0056834f"/>
    </style:style>
    <style:style style:name="P93" style:family="paragraph" style:parent-style-name="Text_20_body">
      <style:text-properties fo:font-weight="normal" officeooo:rsid="0056834f" officeooo:paragraph-rsid="0056834f" style:font-weight-asian="normal" style:font-weight-complex="normal"/>
    </style:style>
    <style:style style:name="T1" style:family="text">
      <style:text-properties style:font-name="Liberation Mono" fo:font-size="10pt" style:font-name-asian="NSimSun" style:font-size-asian="10pt" style:font-name-complex="Liberation Mono" style:font-size-complex="10pt"/>
    </style:style>
    <style:style style:name="T2" style:family="text">
      <style:text-properties officeooo:rsid="0025c5b4"/>
    </style:style>
    <style:style style:name="T3" style:family="text">
      <style:text-properties officeooo:rsid="0047f955"/>
    </style:style>
    <style:style style:name="T4" style:family="text">
      <style:text-properties officeooo:rsid="0029019b"/>
    </style:style>
    <style:style style:name="T5" style:family="text">
      <style:text-properties fo:font-weight="bold" officeooo:rsid="001faac6" style:font-weight-asian="bold" style:font-weight-complex="bold"/>
    </style:style>
    <style:style style:name="T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7" style:family="text">
      <style:text-properties style:font-name="Liberation Mono" fo:font-size="10pt" fo:font-weight="normal" officeooo:rsid="0025c5b4" style:font-name-asian="NSimSun" style:font-size-asian="10pt" style:font-weight-asian="normal" style:font-name-complex="Liberation Mono" style:font-size-complex="10pt" style:font-weight-complex="normal"/>
    </style:style>
    <style:style style:name="T8" style:family="text">
      <style:text-properties fo:font-weight="bold" officeooo:rsid="00212324" style:font-weight-asian="bold" style:font-weight-complex="bold"/>
    </style:style>
    <style:style style:name="T9" style:family="text">
      <style:text-properties fo:font-weight="normal" officeooo:rsid="0023056b" style:font-weight-asian="normal" style:font-weight-complex="normal"/>
    </style:style>
    <style:style style:name="T10" style:family="text">
      <style:text-properties fo:font-weight="bold" officeooo:rsid="002448e7" style:font-weight-asian="bold" style:font-weight-complex="bold"/>
    </style:style>
    <style:style style:name="T11" style:family="text">
      <style:text-properties style:font-name="Liberation Mono" fo:font-size="10pt" officeooo:rsid="0025c5b4" style:font-name-asian="NSimSun" style:font-size-asian="10pt" style:font-name-complex="Liberation Mono" style:font-size-complex="10pt"/>
    </style:style>
    <style:style style:name="T12" style:family="text">
      <style:text-properties style:font-name="Liberation Mono" fo:font-size="10pt" fo:font-weight="bold" officeooo:rsid="002ae3c5" style:font-name-asian="NSimSun" style:font-size-asian="10pt" style:font-weight-asian="bold" style:font-name-complex="Liberation Mono" style:font-size-complex="10pt"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38cb8b"/>
    </style:style>
    <style:style style:name="T16" style:family="text">
      <style:text-properties fo:font-weight="normal" officeooo:rsid="0048fa70" style:font-weight-asian="normal" style:font-weight-complex="normal"/>
    </style:style>
    <style:style style:name="T17" style:family="text">
      <style:text-properties officeooo:rsid="004d4b30"/>
    </style:style>
    <style:style style:name="T18" style:family="text">
      <style:text-properties fo:font-weight="normal" officeooo:rsid="0052fca4"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 Vallot DungeonXplorer 1<text:line-break/><text:span text:style-name="T1">UNE AVENTURE AU VAL PERDU</text:span></text:p>
      <text:h text:style-name="P2" text:outline-level="2">Chapitre 1 : Introduction</text:h>
      <text:p text:style-name="P3">Le ciel est lourd ce soir sur le village du Val Perdu, dissimulé entre les montagnes. La petite taverne, dernier refuge avant l'immense forêt, est étrangement calme quand le bourgmestre s’approche de vous. Homme d’apparence usée par les années et les soucis, il vous adresse un regard désespéré. — Ma fille… elle a disparu dans la forêt. Personne n’a osé la chercher… sauf vous, peut-être ? On raconte qu’un sorcier vit dans un château en ruines, caché au cœur des bois. Depuis des mois, des jeunes filles disparaissent… J’ai besoin de vous pour la retrouver. Vous sentez le poids de la mission qui s’annonce, et un frisson parcourt votre échine. Bientôt, la forêt s’ouvre devant vous, sombre et menaçante. La quête commence.</text:p>
      <text:h text:style-name="P2" text:outline-level="2">Chapitre 2 : L’orée de la forêt</text:h>
      <text:p text:style-name="P3">Vous franchissez la lisière des arbres, la pénombre de la forêt avalant le sentier devant vous. Un vent froid glisse entre les troncs, et le bruissement des feuilles ressemble à un murmure menaçant. Deux chemins s’offrent à vous : l’un sinueux, bordé de vieux arbres noueux ; l’autre droit mais envahi par des ronces épaisses.</text:p>
      <text:list text:style-name="L1">
        <text:list-item>
          <text:p text:style-name="P4">Si vous empruntez le chemin sinueux, rendez-vous au chapitre 3.</text:p>
        </text:list-item>
        <text:list-item>
          <text:p text:style-name="P4">Si vous choisissez le sentier couvert de ronces, rendez-vous au chapitre 4.</text:p>
        </text:list-item>
      </text:list>
      <text:h text:style-name="P2" text:outline-level="2">Chapitre 3 : L’arbre aux corbeaux</text:h>
      <text:p text:style-name="P3">Votre choix vous mène devant un vieux chêne aux branches tordues, grouillant de corbeaux noirs qui vous observent en silence. À vos pieds, des traces de pas légers, probablement récents, mènent plus loin dans les bois. Soudain, un bruit de pas feutrés se fait entendre. Vous ressentez la présence d’un prédateur.</text:p>
      <text:list text:style-name="L2">
        <text:list-item>
          <text:p text:style-name="P5">Si vous choisissez de rester prudent, rendez-vous au chapitre 5.</text:p>
        </text:list-item>
        <text:list-item>
          <text:p text:style-name="P5">Si vous décidez d’ignorer les bruits et de poursuivre votre route, rendez-vous au chapitre 6.</text:p>
        </text:list-item>
      </text:list>
      <text:h text:style-name="P2" text:outline-level="2">Chapitre 4 : Le sanglier enragé</text:h>
      <text:p text:style-name="P3">En progressant, le calme de la forêt est soudain brisé par un grognement. Surgissant des buissons, un énorme sanglier, au pelage épais et aux yeux injectés de sang, se dirige vers vous. Sa rage est palpable, et il semble prêt à en découdre. Le voici qui décide brutalement de vous charger !</text:p>
      <text:list text:style-name="L3">
        <text:list-item>
          <text:p text:style-name="P6">Après avoir vaincu le sanglier, vous pourrez vous rendre au chapitre 8.</text:p>
        </text:list-item>
        <text:list-item>
          <text:p text:style-name="P6">Sinon, rendez-vous au chapitre 10.</text:p>
        </text:list-item>
      </text:list>
      <text:h text:style-name="P2" text:outline-level="2">Chapitre 5 : Rencontre avec le paysan</text:h>
      <text:p text:style-name="P3">Tandis que vous progressez, une voix humaine s’élève, interrompant le silence de la forêt. Vous tombez sur un vieux paysan, accroupi près de champignons aux couleurs vives. Il sursaute en vous voyant, puis se détend, vous souriant tristement. — Vous devriez faire attention, étranger, murmure-t-il. La nuit, des cris terrifiants retentissent depuis le cœur de la forêt… Des créatures rôdent.</text:p>
      <text:list text:style-name="L4">
        <text:list-item>
          <text:p text:style-name="P7">Après l’avoir écouté, vous pouvez continuer vers le chapitre 7.</text:p>
        </text:list-item>
      </text:list>
      <text:h text:style-name="P2" text:outline-level="2"><text:soft-page-break/>Chapitre 6 : Le loup noir</text:h>
      <text:p text:style-name="P3">À mesure que vous avancez, un bruissement attire votre attention. Une silhouette sombre se lance soudainement devant vous : un loup noir aux yeux perçants. Son poil est hérissé et sa gueule laisse entrevoir des crocs acérés. Vous sentez son regard fixé sur vous, prêt à bondir. Le combat est inévitable.</text:p>
      <text:list text:style-name="L5">
        <text:list-item>
          <text:p text:style-name="P8">Si vous survivez au loup, rendez-vous au chapitre 7.</text:p>
        </text:list-item>
        <text:list-item>
          <text:p text:style-name="P8">Si le loup vous terrasse, allez au chapitre 10.</text:p>
        </text:list-item>
      </text:list>
      <text:h text:style-name="P2" text:outline-level="2">Chapitre 7 : La clairière aux pierres anciennes</text:h>
      <text:p text:style-name="P3">Après votre rencontre, vous atteignez une clairière étrange, entourée de pierres dressées, comme un ancien autel oublié par le temps. Une légère brume rampe au sol, et les ombres des pierres semblent danser sous la lueur de la lune.</text:p>
      <text:list text:style-name="L6">
        <text:list-item>
          <text:p text:style-name="P9">Si vous décidez de prendre le sentier couvert de mousse, rendez-vous au chapitre 8.</text:p>
        </text:list-item>
        <text:list-item>
          <text:p text:style-name="P9">Si vous choisissez de suivre le chemin tortueux à travers les racines, allez au chapitre 9.</text:p>
        </text:list-item>
      </text:list>
      <text:h text:style-name="P2" text:outline-level="2">Chapitre 8 : Les murmures du ruisseau</text:h>
      <text:p text:style-name="P3">Essoufflé mais déterminé, vous arrivez près d’un petit ruisseau qui serpente au milieu des arbres. Le chant de l’eau vous apaise quelque peu, mais des murmures étranges semblent émaner de la rive. Vous apercevez des inscriptions anciennes gravées dans une pierre moussue.</text:p>
      <text:list text:style-name="L7">
        <text:list-item>
          <text:p text:style-name="P10">Si vous touchez la pierre gravée, allez au chapitre 11.</text:p>
        </text:list-item>
        <text:list-item>
          <text:p text:style-name="P10">Si vous ignorez cette curiosité et poursuivez votre route, allez au chapitre 9.</text:p>
        </text:list-item>
      </text:list>
      <text:h text:style-name="P2" text:outline-level="2">Chapitre 9 : Au pied du château</text:h>
      <text:p text:style-name="P3">La forêt se disperse enfin, et devant vous se dresse une colline escarpée. Au sommet, le château en ruines projette une ombre menaçante sous le clair de lune. Les murs effrités et les tours en partie effondrées ajoutent à la sinistre réputation du lieu. Vous sentez que la véritable aventure commence ici, et que l’influence du sorcier n’est peut-être pas qu’une légende…</text:p>
      <text:h text:style-name="P2" text:outline-level="2">Chapitre 10 : La lumière au bout du néant</text:h>
      <text:p text:style-name="P3">Le monde se dérobe sous vos pieds, et une obscurité profonde vous enveloppe, glaciale et insondable. Vous ne sentez plus le poids de votre équipement, ni la morsure de la douleur. Juste un vide infini, vous aspirant lentement dans les ténèbres. Alors que vous perdez toute notion du temps, une lueur douce apparaît au loin, vacillante comme une flamme fragile dans l’obscurité. Au fur et à mesure que vous approchez, vous entendez une voix, faible mais bienveillante, qui murmure des mots oubliés, anciens. — Brave âme, ton chemin n’est pas achevé… À ceux qui échouent, une seconde chance est accordée. Mais les caprices du destin exigent un sacrifice. La lumière s’intensifie, et vous sentez vos forces revenir, mais vos poches sont vides, votre sac allégé de tout trésor. Votre équipement, vos armes, tout a disparu, laissant place à une sensation de vulnérabilité. Lorsque la lumière vous enveloppe, vous ouvrez de nouveau les yeux, retrouvant la terre ferme sous vos pieds. Vous êtes de retour, sans autre possession que votre volonté de reprendre cette quête. Mais cette fois-ci, peut-être saurez-vous éviter les pièges fatals qui vous ont mené à votre perte.</text:p>
      <text:list text:style-name="L8">
        <text:list-item>
          <text:p text:style-name="P11"><text:soft-page-break/>Si vous souhaitez reprendre l’aventure depuis le début, rendez-vous de nouveau au chapitre 1.</text:p>
        </text:list-item>
      </text:list>
      <text:h text:style-name="P2" text:outline-level="2">Chapitre 11 : La curiosité tua le chat</text:h>
      <text:p text:style-name="P3">Qu’avez-vous fait, malheureux ! Rendez-vous sans perdre de temps au chapitre 10.</text:p>
      <text:p text:style-name="P12"><text:line-break/><text:line-break/><text:span text:style-name="T1">Partie 2 : L’escalade du château</text:span></text:p>
      <text:h text:style-name="P2" text:outline-level="2">Chapitre 1<text:span text:style-name="T2">2</text:span></text:h>
      <text:p text:style-name="P3">Après de longues heures de marche, vous voilà enfin arrivé au pied du château, en plein cœur de la forêt sombre et repoussante. Vous sentez que ce château cache de sombres secrets que vous ne devriez pas connaître pour votre propre bien. Autour de vous, le crépuscule commence à tomber, le ciel se teinte d’un orange menaçant. Vous voyez, à côté du portail du château, un cabanon. Il est fait d’un bois brun usé par l’âge mais semble calme et capable de vous protéger pour une nuit, peut-être. De l’autre côté du portail se trouve le jardin du château. Ce dernier semble entretenu et même certains buissons sont taillés en forme humaine, des silhouettes féminines ressemblant aux femmes disparues.</text:p>
      <text:list text:style-name="L9">
        <text:list-item>
          <text:p text:style-name="P13">Si vous souhaitez vous avancer vers le cabanon, rendez-vous au chapitre <text:span text:style-name="T2">13</text:span> de la partie 2.</text:p>
        </text:list-item>
        <text:list-item>
          <text:p text:style-name="P13">Si vous ne souhaitez pas prendre de pause et avancer vers le portail du château, rendez-vous au chapitre <text:span text:style-name="T2">14</text:span> de la partie 2.</text:p>
        </text:list-item>
      </text:list>
      <text:h text:style-name="P2" text:outline-level="2">Chapitre <text:span text:style-name="T2">13</text:span></text:h>
      <text:p text:style-name="P3">En vous rapprochant du cabanon, vous remarquez de la lumière jaillissant de la petite fenêtre sur le côté. Mais mise à part cette lumière, aucun autre indice n’indique la présence d’une personne habitant dans ce cabanon lugubre. Vous voyez cependant que la porte est légèrement entrouverte et que le sol au pied de la porte semble être régulièrement retourné par le passage de quelque chose.</text:p>
      <text:list text:style-name="L10">
        <text:list-item>
          <text:p text:style-name="P14">Si vous souhaitez entrer à l’intérieur du cabanon, allez au chapitre <text:span text:style-name="T2">15</text:span> de la partie 2.</text:p>
        </text:list-item>
        <text:list-item>
          <text:p text:style-name="P14">Si vous souhaitez attendre à l’extérieur, allez au chapitre <text:span text:style-name="T2">16</text:span> de la partie 2.</text:p>
        </text:list-item>
      </text:list>
      <text:h text:style-name="P2" text:outline-level="2">Chapitre <text:span text:style-name="T2">14</text:span></text:h>
      <text:p text:style-name="P3">Vous vous avancez vers le portail en fer forgé qui vous semble aussi coûteux que tout votre équipement réuni. Vous attrapez la poignée et la baissez sans crainte, confiant en votre capacité à vous battre et à gagner pour sauver la femme disparue. Alors que votre pied se pose sur la terre entretenue du jardin, vous entendez un bruit de cloche prévenant l’intégralité du château de votre présence, sans savoir pourquoi ni comment ce piège s’est déclenché. Cependant, alors que tout le château sait que vous êtes présent sur cette terre… rien. Juste des bruits d’oiseaux et le vent qui fait grincer les branches. Mais alors que vous levez la tête, car vous vous sentez observé, vous remarquez que le soleil couchant a disparu pour devenir une lune claire et menaçante.</text:p>
      <text:list text:style-name="L11">
        <text:list-item>
          <text:p text:style-name="P15">Si vous souhaitez continuer à vous enfoncer dans le jardin, rendez-vous au chapitre <text:span text:style-name="T2">17</text:span>.</text:p>
        </text:list-item>
        <text:list-item>
          <text:p text:style-name="P15">Si vous souhaitez revenir en arrière, rendez-vous au chapitre <text:span text:style-name="T3">18</text:span>.</text:p>
        </text:list-item>
      </text:list>
      <text:h text:style-name="P2" text:outline-level="2"><text:soft-page-break/>Chapitre <text:span text:style-name="T2">15</text:span></text:h>
      <text:p text:style-name="P3">En entrant à l’intérieur du cabanon, vous ressentez la chaleur de l’endroit, chauffé par quelques bougies déjà à moitié fondues. L’odeur de cire et de cuir est forte mais malgré tout, l’endroit est rassurant. Vous profitez de l’abri pour vous préparer à manger et vous reposer. Le lit semble vous appeler à le rejoindre pour une bonne nuit de sommeil bien méritée après cette route épuisante.</text:p>
      <text:list text:style-name="L12">
        <text:list-item>
          <text:p text:style-name="P16">Si vous souhaitez vous allonger et vous endormir, rendez-vous au chapitre <text:span text:style-name="T2">19</text:span>.</text:p>
        </text:list-item>
        <text:list-item>
          <text:p text:style-name="P16">Si vous souhaitez sortir après cette pause, rendez-vous au chapitre <text:span text:style-name="T2">20</text:span>.</text:p>
        </text:list-item>
      </text:list>
      <text:h text:style-name="P2" text:outline-level="2">Chapitre <text:span text:style-name="T2">16</text:span></text:h>
      <text:p text:style-name="P3">Après une heure à l’extérieur, vous créez une pause bien méritée. Alors que vous commencez à vous lever pour partir explorer le jardin, vous croisez sur votre chemin un gobelin. Il semble suivre votre chemin mais dans le sens inverse. Le gobelin vous regarde alors, surpris de voir un humain ici. « Mais… que faites-vous ici ? Le château n’a pas redemandé de servant depuis la dernière arrivée ici. Vous avez une demande à faire <text:span text:style-name="T4">à </text:span>monsieur ? »</text:p>
      <text:list text:style-name="L13">
        <text:list-item>
          <text:p text:style-name="P17">Si vous ne souhaitez pas écouter le gobelin et l’attaquer, rendez-vous au chapitre <text:span text:style-name="T2">21</text:span>.</text:p>
        </text:list-item>
        <text:list-item>
          <text:p text:style-name="P17">Si vous souhaitez discuter avec le gobelin, rendez-vous au chapitre <text:span text:style-name="T2">22</text:span>.</text:p>
        </text:list-item>
      </text:list>
      <text:p text:style-name="P18">Chapitre <text:span text:style-name="T2">17</text:span></text:p>
      <text:p text:style-name="P18"/>
      <text:p text:style-name="P12"><text:span text:style-name="T5"><text:tab/></text:span>En vous avançant dans les immenses jardins du château, vous avez l’impression de tourner en rond, d’être bloqué dans un labyrinthe de buissons et d’herbes. Votre seul point de repère est une étrange statue de marbre dont les yeux pleurent une moisissure noire. Vous avez énormément de mal à soutenir son regard : elle vous impose une drôle de pression, comme si elle vous menaçait… Incapable de maintenir vos yeux fixés sur elle, vous observez la forme globale de la statue. C’est une figure féminine tenant une claymore, dont la lame posée au sol semble bien trop réelle. Curieux, vous vous approchez pour examiner la lame et en comprendre les détails. « Peut-être que cette statue est la clé pour sortir de cet endroit ? » vous chuchotez, intrigué. Mais au moment où vous vous penchez vers la lame, un rire retentit et vous voyez l’arme se soulever légèrement du sol, avant de passer au-dessus de vous… Votre instinct de survie vous fait reculer brusquement. Vous sautez en arrière et comprenez alors : cette statue est l’entité qui vous maintient piégé à l’intérieur de la tour. <text:line-break/> </text:p>
      <text:list text:style-name="L14">
        <text:list-item>
          <text:p text:style-name="P19"><text:span text:style-name="Strong_20_Emphasis"><text:span text:style-name="T6">Si vous survivez au combat avec la statue, rendez-vous au chapitre </text:span></text:span><text:span text:style-name="Strong_20_Emphasis"><text:span text:style-name="T7">23</text:span></text:span><text:span text:style-name="Strong_20_Emphasis"><text:span text:style-name="T6">.</text:span></text:span></text:p>
        </text:list-item>
        <text:list-item>
          <text:p text:style-name="P19"><text:span text:style-name="Strong_20_Emphasis"><text:span text:style-name="T6">Si vous perdez le combat, rendez-vous au chapitre </text:span></text:span><text:span text:style-name="Strong_20_Emphasis"><text:span text:style-name="T7">24</text:span></text:span><text:span text:style-name="Strong_20_Emphasis"><text:span text:style-name="T6">.</text:span></text:span><text:line-break/></text:p>
        </text:list-item>
      </text:list>
      <text:p text:style-name="P20">Chapitre <text:span text:style-name="T2">18</text:span></text:p>
      <text:p text:style-name="P20"/>
      <text:p text:style-name="P21"><text:span text:style-name="T8"><text:tab/></text:span>En voyant l’environnement autour de vous changer pour devenir la définition parfaite du mot « Enfer », vous retournez sur vos pas. Vous marchez 100 mètres pour sortir du jardin, puis 200 mètres pour vous éloigner assez loin du château. Ensuite, 100 km pour rejoindre votre village natal et devenir un fermier cultivateur de pommes de terre. Vous vivrez votre vie tout à fait normalement : vous aurez 2 femmes, car la première mourra de la grippe, et 15 enfants. Parmi eux, 5 finiront mangés par des bêtes sauvages à cause de votre peur de leur apprendre à se battre, et vous <text:soft-page-break/>ne verrez pas les 10 autres grandir, car vous mourrez d’une maladie pulmonaire quelconque : une mort bien lambda pour celui qui aurait dû être un héros.</text:p>
      <text:p text:style-name="P22"/>
      <text:list text:style-name="L15">
        <text:list-item>
          <text:p text:style-name="P23">Si cette vie ne vous convient pas, retournez au chapitre 1<text:span text:style-name="T2">2</text:span>.</text:p>
        </text:list-item>
      </text:list>
      <text:p text:style-name="P22"/>
      <text:p text:style-name="P24">Chapitre <text:span text:style-name="T2">19</text:span></text:p>
      <text:p text:style-name="P25"/>
      <text:p text:style-name="P26"><text:span text:style-name="T9"><text:tab/></text:span>En vous allongeant bien au chaud dans ce lit qui n’est pas le vôtre, vous vous bercez doucement dans la chaleur des draps et du cabanon. Vos yeux se ferment, votre visage se relâche et vous tombez dans les bras de Morphée… malheureusement Morphée vous fera sien sans vous demander votre avis. L’habitant de ce cabanon est rentré chez lui pendant votre sommeil, et en vous voyant, il a paniqué et suivi les indications de son maître. Il a attrapé sa dague et l’a plantée profondément à l’intérieur de votre corps jusqu’à ce qu’une petite giclée de sang jaillisse de votre blessure. Puis cela fait. Il vous a jeté aux cochons. Vous avez fait un excellent repas pour ces derniers. <text:span text:style-name="T9"><text:s/></text:span></text:p>
      <text:p text:style-name="P25"/>
      <text:list text:style-name="L16">
        <text:list-item>
          <text:p text:style-name="P27">Si le fait de ne pas avoir été cuit à point ne vous convient pas, vous pouvez retourner au chapitre 1<text:span text:style-name="T2">2.</text:span> </text:p>
        </text:list-item>
      </text:list>
      <text:p text:style-name="P25"/>
      <text:p text:style-name="P28">Chapitre <text:span text:style-name="T2">20</text:span></text:p>
      <text:p text:style-name="P28"/>
      <text:p text:style-name="P29"><text:span text:style-name="T10"><text:tab/></text:span>Après ce bon repas, et cette bonne pause, vous sortez du cabanon, ne vous laissant pas tenter par ce lit à l’apparence si agréable. Alors que vous ouvrez la porte, vous sentez la porte se cogner contre quelque chose puis entendez : « Aïe ! Pourquoi cette maudite porte s’est ouverte ! ». Vous comprenez que ce contre quoi la porte a cogné est un être vivant, et certainement l’habitant de ce cabanon ! Alors vous sortez et remarquez que cette personne est un gobelin ! Un gobelin qui connaît votre langue ! « Mais ! Que faites-vous chez moi ! Personne n’est autorisé à rentrer chez moi sans ma permission ! Et encore moins un humain ! ». Il semble énervé, mais pour autant il n’a pas l’air agressif, peut-être pourriez-vous discuter avec lui ! « Quoi ? Vous venez d’un village de l’autre côté de la forêt ? Mais, Maître n’a pas demandé de servante depuis que la dernière humaine est arrivée... » </text:p>
      <text:p text:style-name="P30"/>
      <text:list text:style-name="L17">
        <text:list-item>
          <text:p text:style-name="P31"><text:span text:style-name="T1">Si vous ne souhaitez pas écouter le gobelin et l’attaquer, rendez-vous au chapitre </text:span><text:span text:style-name="T11">21.</text:span></text:p>
        </text:list-item>
        <text:list-item>
          <text:p text:style-name="P32">Si vous souhaitez discuter avec le gobelin, rendez-vous au chapitre <text:span text:style-name="T2">22.</text:span></text:p>
        </text:list-item>
      </text:list>
      <text:p text:style-name="P33"/>
      <text:p text:style-name="P34">Chapitre 21</text:p>
      <text:p text:style-name="P34"/>
      <text:p text:style-name="P35"><text:soft-page-break/><text:span text:style-name="T12"><text:tab/></text:span>En entendant le gobelin parler et geindre, vos oreilles se mettent à siffler. Il vous énerve, alors sans avoir la moindre hésitation vous sortez votre arme et essayez de lui asséner le premier coup. </text:p>
      <text:p text:style-name="P35"/>
      <text:list text:style-name="L18">
        <text:list-item>
          <text:p text:style-name="P36">Si vous gagner votre combat contre le gobelin, rendez-vous au chapitre 25.</text:p>
        </text:list-item>
        <text:list-item>
          <text:p text:style-name="P36">Si vous perdez votre combat contre le gobelin, rendez-vous au chapitre 26.</text:p>
        </text:list-item>
      </text:list>
      <text:p text:style-name="P37"/>
      <text:p text:style-name="P38">Chapitre 22</text:p>
      <text:p text:style-name="P39"/>
      <text:p text:style-name="P40">« Votre maître, celui que vous appelez monsieur, je peux demander à le voir ? J’aimerais lui poser des questions sur son marché pour récupérer des servantes... », le gobelin, surpris de votre passivité et de votre capacité à maîtriser la langue, écarquille les yeux et lâche le manche de sa dague. « Oh oui, bien sûr ! Laissez-moi vous guider à travers le jardin ! Je vais vous emmener vers l’entrée du château, je ne pourrai malheureusement pas entrer, monsieur refuse les gobelins à l’intérieur de leur château. » Le gobelin bienveillant avance vers vous et vous guide alors à l’intérieur du château. Vous le voyez sonner 4 fois une cloche puis entrer dans le jardin, vous faisant signe de l’imiter. Alors vous l’imitez : en sonnant cette cloche, vous pouvez rentrer en toute sécurité à l’intérieur de cet immense jardin. Le gobelin vous explique que c’est lui qui taille et entretient le jardin, et qu’il est vraiment fier de son travail. Une fois ce trajet fait, il vous ouvre la porte du château et la ferme derrière vous. « Bonne chance avec monsieur ! ». En vous tournant vers l’immense couloir qui suit l’entrée, vous comprenez l’immensité du trajet qu’il vous reste à faire. Alors, une main sur la prise de votre arme, vous avancez dans ce couloir sombre. Après 2 minutes de marche, vous entendez un chantonnement derrière l’une des portes à votre gauche : c’est une voix visiblement féminine.</text:p>
      <text:list text:style-name="L19">
        <text:list-item>
          <text:p text:style-name="P41">Si vous souhaitez entrer dans la pièce au chantonnement, alors rendez-vous au chapitre 27.</text:p>
        </text:list-item>
        <text:list-item>
          <text:p text:style-name="P41">Si vous souhaitez avancer dans le château, rendez-vous au chapitre 28</text:p>
        </text:list-item>
      </text:list>
      <text:p text:style-name="P40"/>
      <text:p text:style-name="P42"><text:span text:style-name="T13">Chapitre 23<text:line-break/><text:line-break/><text:tab/></text:span>Après une heure à frapper la roche qui forme le corps de la statue, vos attaques parviennent enfin à fissurer le marbre. Une ouverture assez large se dessine, offrant la possibilité d’achever cet ennemi digne du gardien des portes de l’enfer. La statue lève sa claymore, la porte au niveau de son épaule, laissant son flanc gauche exposé. Sans hésiter, vous vous élancez, abandonnant vos armes lourdes et peu pratiques pour saisir la dague à votre taille. Porté par l’élan et l’adrénaline de ce combat interminable, vous réussissez à la frapper d’un coup surhumain. La lame transperce la roche et atteint le noyau de la statue.</text:p>
      <text:p text:style-name="P43">Un cri féminin, déchirant et torturé, s’élève de la créature, suivi de pleurs et de supplications. Avant de s’effondrer en morceaux à vos pieds, elle murmure : « À l’enfer ceux qui m’ont torturée, et à l’enfer celui qui m’a vendue. »</text:p>
      <text:p text:style-name="P43">Vous ramassez vos armes, pris de nausées à cause de l’effort et de l’odeur abominable de moisissure qui s’échappe de la statue en lambeaux. Désespéré mais toujours brave, vous vous <text:soft-page-break/>remémorez votre mission et avancez vers la porte du château, qui vous paraît plus menaçante encore que le jugement dernier.</text:p>
      <text:list text:style-name="L20">
        <text:list-item>
          <text:p text:style-name="P44">Rendez-vous au chapitre 29</text:p>
        </text:list-item>
      </text:list>
      <text:p text:style-name="P45"/>
      <text:p text:style-name="P46">Chapitre 24 </text:p>
      <text:p text:style-name="P45"/>
      <text:p text:style-name="P47"><text:span text:style-name="T14"><text:tab/></text:span>Après une heure de lutte semblable à la tentative de survie d’un animal face à son prédateur, vous parvenez enfin à fissurer le marbre gris de la statue. Alors, un espoir naît, faisant bouillonner votre corps d’adrénaline et de bravoure. Vous, l’être humain, êtes capable de détruire votre adversaire. Vous sentez vos veines s’élargir pour laisser passer davantage de sang, votre cœur battre à mille à l’heure, vos poumons se gonfler de l’air froid de la nuit, et votre vision se concentrer sur les mouvements de l’arme de votre ennemi.</text:p>
      <text:p text:style-name="P48">La statue se redresse, lève sa claymore jusqu’à son épaule, la pointe dirigée vers vous. Instinctivement, vos yeux repèrent une ouverture sur son flanc droit, et vous courez vers cet espoir, vous jetant dessus, armes en main. Mais… en levant les yeux un instant vers son visage, celui qui devrait être empli de désespoir, vous y voyez un immense sourire se former. Alors vous comprenez… Vous comprenez que l’ennemi vous a dupé.</text:p>
      <text:p text:style-name="P48">D’un léger mouvement de hanche, elle vous laisse l’atteindre de manière superficielle. Tandis que vous reprenez vos esprits, votre vision se trouble, vos yeux s’injectent de sang, et le monde se teinte d’un filtre rouge. La statue vous assène un violent crochet du droit sur le crâne. Incapable de bouger, vous tombez à genoux, tandis que la claymore d’argent se lève, transperce ce qui vous semble être le ciel, puis s’abat sur votre gorge</text:p>
      <text:p text:style-name="P45"/>
      <text:p text:style-name="P45"/>
      <text:list text:style-name="L21">
        <text:list-item>
          <text:p text:style-name="P49">Vous êtes mort. Si vous souhaitez remettre en questions le destin. Rendez-vous au chapitre 12.</text:p>
        </text:list-item>
      </text:list>
      <text:p text:style-name="P50"/>
      <text:p text:style-name="P51">Chapitre 25</text:p>
      <text:p text:style-name="P51"/>
      <text:p text:style-name="P52"><text:span text:style-name="T13"><text:tab/></text:span>Le gobelin, épuisé par l’effort du combat, trébuche et s’effondre au sol. Son visage se relève vers vous, ses yeux brillants d’un éclat qui ressemble au désespoir. Vous le sentez… ce plaisir, ce plaisir primal de la chasse. Celui qu’un prédateur ressent face à une proie faible et impuissante, une proie à sa merci, une proie qui vous regarde avec ce même désespoir que ce gobelin. Alors vous souriez, sentant ce frisson de la chasse parcourir votre corps. D’un simple coup porté au milieu de son crâne, vous l’achevez. Le frisson disparaît aussitôt, laissant derrière lui un vide qui ne demande qu’à être comblé.</text:p>
      <text:p text:style-name="P53">Après un long soupir pour reprendre vos esprits, vous décidez d’ouvrir sa sacoche afin de découvrir ce qu’elle contient. À l’intérieur, vous trouvez trois objets : une carte du château, une bague et une bourse de piécettes. Vous emportez la bourse et la carte, laissant derrière vous cette bague gravée <text:soft-page-break/>d’un nom inconnu dans la sacoche du cadavre.</text:p>
      <text:p text:style-name="P53">Vous analysez alors plus en détail cette carte jaunie par le temps. Vous y découvrez plusieurs indications : la première révèle que l’accès au jardin nécessite un mot de passe pour y entrer en toute sécurité. La seconde précise que le château possède deux autres entrées : les donjons, accessibles depuis l’arrière, et la tour, dont l’une des portes mène directement à l’extérieur.</text:p>
      <text:p text:style-name="P50"/>
      <text:p text:style-name="P50"/>
      <text:list text:style-name="L22">
        <text:list-item>
          <text:p text:style-name="P54">Si vous souhaitez vous rendre au donjon, rendez-vous au chapitre 30.</text:p>
        </text:list-item>
        <text:list-item>
          <text:p text:style-name="P54">Si vous souhaitez vous rendre a la tour, rendez-vous au chapitre 31.</text:p>
        </text:list-item>
      </text:list>
      <text:p text:style-name="P55"/>
      <text:p text:style-name="P56">Chapitre 26</text:p>
      <text:p text:style-name="P57"><text:s/></text:p>
      <text:p text:style-name="P58"><text:span text:style-name="T14"><text:tab/></text:span>Le gobelin, grâce à sa petite taille et à son agilité, parvient à se jeter sur vous. Pris de panique, vous utilisez tous les moyens à votre disposition pour le faire descendre de vos vêtements. Malheureusement, il réussit à planter sa première dague dans votre cuisse, ce qui lui permet de rester accroché malgré toutes vos tentatives. Lorsqu’il aperçoit une nouvelle opportunité, il enfonce sa seconde dague dans votre flanc gauche. Vous hurlez de douleur, sentant votre heure approcher bien plus vite que vous ne l’auriez voulu.</text:p>
      <text:p text:style-name="P59">Pendant votre cri, le gobelin retire sa première dague de votre cuisse, un jet de sang suivant la lame. Cette overdose de douleur vous prive de votre voix, incapable d’encaisser un flot d’informations trop brutal et trop élevé. Votre genou droit se plie, vous faisant tomber au sol, vos yeux s’alignant avec ceux du gobelin, rouges d’adrénaline.</text:p>
      <text:p text:style-name="P59">Alors, vous sentez la lame froide et sale pénétrer votre corps, transpercer la chair qui protège votre cœur avant de s’enfoncer profondément dans cette pompe qui vous maintient en vie. Vos yeux restent ouverts mais perdent lentement la capacité de voir. Vous laissez échapper un soupir cruellement silencieux avant de vous effondrer en arrière, sans vie.</text:p>
      <text:p text:style-name="P60"/>
      <text:p text:style-name="P60"/>
      <text:list text:style-name="L23">
        <text:list-item>
          <text:p text:style-name="P61"><text:span text:style-name="T15">Vous êtes mort. Si vous souhaitez défier votre destin, rendez-vous au chapitre 12. </text:span><text:line-break/><text:line-break/></text:p>
        </text:list-item>
      </text:list>
      <text:p text:style-name="P62">Chapitre 27</text:p>
      <text:p text:style-name="P62"/>
      <text:p text:style-name="P63"><text:span text:style-name="T16"><text:tab/></text:span>Curieux, vous vous approchez de la porte derrière laquelle le chantonnement résonne. La voix féminine qui chante s'amenuise de plus en plus, jusqu'à disparaître lentement, et vous vous retrouvez devant cette porte, à attendre avec espoir que quelque chose se passe. Alors que vous êtes sur le point de reculer, vous entendez un grincement de porte. Lentement, vous vous tournez pour faire face à ce bruit. Vous découvrez alors une jeune femme, une queue rouge et une corne au <text:soft-page-break/>milieu du crâne ; elle ne semble pas beaucoup plus grande, environ 1,65 m, et vous regarde la bouche légèrement entrouverte… Pendant quelques secondes, vous vous regardez dans un silence presque rassurant. « V… Vous êtes un invité du monsieur ? La statue ne nous a pas prévenues de l'arrivée de quelqu'un… », vous dit‑elle d'une voix tendre et presque douce, mais dont vous percevez le côté forcé, comme si elle avait peur de vous parler. Après ces mots, vous regardez la tenue de la femme. Elle est vêtue d'un uniforme de soubrette et porte des couverts ; visiblement, vous en comptez suffisamment pour cinq personnes. « Un gobelin m'a guidée jusqu'ici mais ne m'a pas indiqué le chemin jusqu'au propriétaire des lieux. » répondez‑vous alors, presque froidement. « Oh, je vois, Henry vous a accompagné, c'est pour ça que je n'ai pas été prévenue… Mais cela explique le couvert supplémentaire demandé par Monsieur… Accompagnez‑moi jusqu'à la salle à manger, s'il vous plaît. Ne me perdez pas des yeux. Surtout pas. » Alors vous deux marchez dans les longs couloirs ornés de miroirs et de tableaux d'un homme, un homme sans visage… sur chaque peinture, le visage n'est pas dessiné. </text:p>
      <text:p text:style-name="P64"/>
      <text:list text:style-name="L24">
        <text:list-item>
          <text:p text:style-name="P65">Souhaitez-vous regarder plus précisément un tableau ? Rendez-vous chapitre 32</text:p>
        </text:list-item>
        <text:list-item>
          <text:p text:style-name="P65">Souhaitez-vous suivre simplement la femme sans la perdre du regard ? Rendez-vous chapitre 33.</text:p>
        </text:list-item>
      </text:list>
      <text:p text:style-name="P66"/>
      <text:p text:style-name="P67">Chapitre 28</text:p>
      <text:p text:style-name="P68"/>
      <text:p text:style-name="P69"><text:span text:style-name="T14"><text:tab/></text:span>Vous ignorez alors la chanson que vous entendez résonner dans le couloir. Vous marchez dans les longs couloirs d’un château triste et peu éclairé, puis montez des escaliers en vous disant que, de toute façon, vous ferez soit le tour du château, soit vous trouverez une autre sortie… Malheureusement, quand vous finissez de monter l’escalier, vous êtes à nouveau dans le même couloir qu’avant de monter. Pour vous rassurer en vous disant que vous avez dû halluciner, vous remontez l’escalier. Sauf qu’à nouveau, le même couloir. Alors, paniqué, vous ouvrez une porte dans le couloir et vous vous retrouvez encore une fois dans ce même couloir, encore et encore. Vous essayez toutes les portes, toutes les issues potentielles, même les fenêtres, mais rien n’y fait… Vous restez dans ce couloir.</text:p>
      <text:p text:style-name="P70">Après ce qui vous semble être une éternité, vous entendez le bruit de talons en bois frappant le sol avec force. Ce n’est pas le bruit qu’un talon fin pourrait faire ; c’est un talon large et certainement épais, comme ceux de bottes ou de souliers haut de gamme. « Eh bien… voilà un étranger qui fait du bruit. Qu’est‑ce qui vous effraie autant, l’idée d’être bloqué dans une boucle infinie ? Ou de savoir que vous auriez pu éviter cette situation en parlant avec une inconnue… La pauvre Flora a eu beau suivre les ordres que je lui ai donnés, vous avez tout de même refusé d’être un peu plus patient. »</text:p>
      <text:p text:style-name="P70">Alors qu’une voix, sautant du grave à l’aigu par moments, se rapproche, vous voyez une silhouette féminine apparaître dans votre champ de vision en descendant les escaliers. « Regarde‑toi… Tu n’es qu’un animal paniqué devant quelque chose qu’il ne comprend pas. » Puis une silhouette masculine apparaît au bout du couloir, entrant par la gauche. Les deux s’approchent de vous et, alors qu’elles arrivent toutes deux à distance équivalente, vous voyez ces deux silhouettes fusionner pour ne devenir qu’une. « As‑tu peur ? »</text:p>
      <text:p text:style-name="P68"><text:soft-page-break/></text:p>
      <text:p text:style-name="P68"/>
      <text:list text:style-name="L25">
        <text:list-item>
          <text:p text:style-name="P71">Souhaitez-vous répondre oui ? Rendez-vous chapitre 34</text:p>
        </text:list-item>
        <text:list-item>
          <text:p text:style-name="P71">Souhaitez-vous répondre non ? Rendez-vous chapitre 35</text:p>
        </text:list-item>
      </text:list>
      <text:p text:style-name="P72"/>
      <text:p text:style-name="P72"/>
      <text:p text:style-name="P73">Chapitre 29</text:p>
      <text:p text:style-name="P73"/>
      <text:p text:style-name="P74"><text:span text:style-name="T13"><text:tab/></text:span><text:span text:style-name="T17">Malgré la fatigue et les blessures, vous réussissez tout de même à atteindre la porte du manoir. Voulant mettre fin à cette histoire qui semble déjà vous avoir coûté énormément, vous poussez la porte et entrez à l’intérieur.</text:span></text:p>
      <text:p text:style-name="P75">À l’intérieur du manoir, vous entendez des applaudissements, suivis d’un rire glaçant — non pas parce qu’il est effrayant, mais parce qu’il est parfaitement neutre, comme s’il était impossible de savoir s’il appartient à un être vivant ou non.</text:p>
      <text:p text:style-name="P75">« C’était un magnifique spectacle ! Vous devriez revenir jouer ici de temps en temps ! »</text:p>
      <text:p text:style-name="P75">… Cette phrase fait bouillir votre sang. Comment ça, <text:span text:style-name="Emphasis">un spectacle</text:span> ? Vous avez failli mourir dans ce combat que l’inconnu appelle un « spectacle ».</text:p>
      <text:p text:style-name="P75">« Comment osez-vous prendre ça pour un spectacle ! Vous m’avez regardé lutter pour ma survie comme si ce n’était qu’un simple jeu stupide, du genre qu’on verrait dans la cour du château du roi ! »</text:p>
      <text:p text:style-name="P75">Votre regard s’enflamme, et vous trouvez suffisamment de force pour vous tenir droit, prêt à répliquer en cas d’attaque.</text:p>
      <text:p text:style-name="P75">« Et quelle est la différence ? Tu te bats pour quelque chose que tu ne comprends même pas, parce qu’on te promet or et célébrité si tu suis la demande d’un client dont tu ne connais même pas le nom… Tu as tué tout ce qui te barrait la route sans même te soucier de la nature de ce que tu affrontais… »</text:p>
      <text:p text:style-name="P75">Vos nerfs s’enflamment face aux propos tenus par la personne qui vous fait face. Vous êtes du bon côté, quoi qu’il en dise. Vous êtes venu sauver une âme innocente. Vous devez remplir votre mission.</text:p>
      <text:p text:style-name="P75">Alors, arme à la main, vous avancez vers votre opposant — celui qui remet en question vos agissements.</text:p>
      <text:list text:style-name="L26">
        <text:list-item>
          <text:p text:style-name="P76"><text:span text:style-name="Strong_20_Emphasis">Si vous gagnez votre duel contre le duc</text:span>, rendez-vous au chapitre 36.</text:p>
        </text:list-item>
        <text:list-item>
          <text:p text:style-name="P76"><text:span text:style-name="Strong_20_Emphasis">Si vous perdez votre duel contre le duc</text:span>, rendez-vous au chapitre 37.</text:p>
        </text:list-item>
      </text:list>
      <text:p text:style-name="P77"/>
      <text:p text:style-name="P78">Chapitre 30 : </text:p>
      <text:p text:style-name="P79"/>
      <text:p text:style-name="P80"><text:tab/>En arrivant devant la porte du donjon, vous découvrez un battant taillé dans un bois lourd et épais. Pour l’ouvrir, vous êtes obligé d’y consacrer une grande partie de votre force. Vos bras brûlent sous l’effort. Minute après minute, vous poussez… jusqu’à ce que la porte cède enfin.</text:p>
      <text:p text:style-name="P81">Elle s’ouvre entièrement.</text:p>
      <text:p text:style-name="P81">À peine avez-vous franchi le seuil que le battant grince puis se referme violemment derrière vous. Le bruit résonne dans la pierre, brutal, sans équivoque.<text:line-break/>Un avertissement clair : <text:span text:style-name="Strong_20_Emphasis">vous êtes en danger</text:span>.</text:p>
      <text:p text:style-name="P81">Vous avancez dans ce donjon ancien, l’air chargé de poussière. Les murs sont couverts de marques de griffures et de traînées sombres — du sang séché depuis longtemps, ou peut-être pas tant que ça.</text:p>
      <text:p text:style-name="P81">Au bout du passage, une dernière porte vous bloque l’accès à l’intérieur du château. Elle s’ouvre lentement devant vous.</text:p>
      <text:p text:style-name="P81">Une silhouette apparaît.</text:p>
      <text:p text:style-name="P81">Des courbes androgynes, une posture assurée. Son regard se pose sur vous avec un mépris glacial.</text:p>
      <text:p text:style-name="P81">« Quand on s’invite chez quelqu’un, on fait au moins l’effort de passer par la porte d’entrée, mal élevé. »</text:p>
      <text:p text:style-name="P81">Son regard ne laisse aucun doute quant à votre sort : ce sera violent. Peut-être même tragique.</text:p>
      <text:p text:style-name="P81">Par réflexe, vous saisissez votre arme, prêt à combattre cette personne dont l’hostilité est évidente.<text:line-break/>Mais une autre sensation s’insinue en vous…<text:line-break/>Ce frisson.<text:line-break/>Cette idée malsaine de sentir une nouvelle vie s’éteindre sous vos coups.</text:p>
      <text:p text:style-name="P81">Votre sang bout.</text:p>
      <text:p text:style-name="P81">« Oh ? Donc, en plus de t’inviter chez moi, tu me menaces ? Très bien. Je ne vais même pas faire l’effort de me retenir, alors. »</text:p>
      <text:p text:style-name="P81">La silhouette se met en position.</text:p>
      <text:p text:style-name="P81">Quelque chose change.</text:p>
      <text:p text:style-name="P81">Sa peau pâlit. Ses doigts s’allongent, se terminant par des griffes fines et tranchantes comme des couteaux.</text:p>
      <text:p text:style-name="P81">Vous le sentez.<text:line-break/>Il n’y aura pas de retour en arrière.</text:p>
      <text:p text:style-name="P81"><text:span text:style-name="Strong_20_Emphasis">C’est le combat final.</text:span></text:p>
      <text:p text:style-name="P81"><text:span text:style-name="Strong_20_Emphasis"/></text:p>
      <text:list text:style-name="L27">
        <text:list-item>
          <text:p text:style-name="P82"><text:span text:style-name="Strong_20_Emphasis">Si vous gagnez contre le duc enragé</text:span>, rendez-vous au chapitre <text:span text:style-name="Strong_20_Emphasis">38</text:span>.</text:p>
        </text:list-item>
        <text:list-item>
          <text:p text:style-name="P82"><text:span text:style-name="Strong_20_Emphasis">Si vous perdez face au duc enragé</text:span>, rendez-vous au chapitre <text:span text:style-name="Strong_20_Emphasis">39</text:span>.</text:p>
        </text:list-item>
      </text:list>
      <text:p text:style-name="P80"><text:span text:style-name="T18"/></text:p>
      <text:p text:style-name="P83">Chapitre 31 : </text:p>
      <text:p text:style-name="P84"/>
      <text:p text:style-name="P85"><text:span text:style-name="T14"><text:tab/></text:span>En arrivant devant la tour, vous constatez que la porte est déjà ouverte. Sans trop d’hésitation, vous entrez à l’intérieur.</text:p>
      <text:p text:style-name="P86">Vous montez les escaliers jusqu’au sommet de la tour et arrivez dans une chambre. Une chambre ornée de roses noires, qui semblent vous observer…<text:line-break/>Au centre de la pièce, sur le lit, repose une femme allongée. Elle est vêtue d’une robe blanche, et sa peau est extrêmement pâle, presque transparente.</text:p>
      <text:p text:style-name="P86">Sous l’étrange charme qu’elle dégage, vous vous approchez d’elle.<text:line-break/>Vous la regardez sans la toucher, hypnotisé par cette aura mystérieuse qui l’entoure. Votre main vient doucement replacer une mèche de cheveux qui cachait son visage, ce qui la fait lentement se réveiller.</text:p>
      <text:p text:style-name="P86">Elle vous regarde, muette.<text:line-break/>Même ses yeux sont muets. Ils ne font que vous observer, comme s’ils lisaient ce qui vous entoure. Aucune émotion ne semble les traverser.</text:p>
      <text:p text:style-name="P86">Puis, alors que vous la fixez, son regard dévie vers quelque chose derrière vous.</text:p>
      <text:p text:style-name="P86">Vous suivez ses yeux et croisez le regard d’une personne à la silhouette androgyne, vêtue d’une tenue appartenant à la noblesse du royaume. Vous la reconnaissez : le vieil homme qui vous a envoyé dans cette aventure portait la même.<text:line-break/>Mais ce n’est pas lui.<text:line-break/>Seulement une tenue cérémonielle des nobles.</text:p>
      <text:p text:style-name="P86">L’homme ouvre alors la bouche et lâche, d’une voix qui résonne comme un écho dans votre crâne :</text:p>
      <text:p text:style-name="P86">« Toi… Que fais-tu dans la chambre de ma fille ?<text:line-break/>Tu ne devrais pas y être. »</text:p>
      <text:p text:style-name="P86">Vous sursautez et tournez le regard vers lui, une main glissant par réflexe sur votre arme.<text:line-break/>C’est devenu une habitude de tuer ce qui vous parle…</text:p>
      <text:p text:style-name="P86"><text:span text:style-name="Strong_20_Emphasis"/></text:p>
      <text:list text:style-name="L28">
        <text:list-item>
          <text:p text:style-name="P87"><text:s/><text:span text:style-name="Strong_20_Emphasis">Voulez-vous attaquer le duc ?</text:span> Rendez-vous au chapitre <text:span text:style-name="Strong_20_Emphasis">40</text:span>.</text:p>
        </text:list-item>
        <text:list-item>
          <text:p text:style-name="P87"><text:s/><text:span text:style-name="Strong_20_Emphasis">Voulez-vous lâcher votre arme et discuter avec le duc ?</text:span> Rendez-vous au chapitre <text:span text:style-name="Strong_20_Emphasis">41</text:span>.</text:p>
        </text:list-item>
      </text:list>
      <text:p text:style-name="P88"/>
      <text:p text:style-name="P88"/>
      <text:p text:style-name="P89">Chapitre 32 : </text:p>
      <text:p text:style-name="P89"/>
      <text:p text:style-name="P90"><text:span text:style-name="T14"><text:tab/></text:span>En portant votre regard en détail vers le tableau, vos yeux se perdent dans sa beauté. Certes, l’être représenté n’a pas de visage, mais il vous attire. Il semble vous charmer, vous demander d’avancer vers le tableau, de ne pas écouter les appels de la servante qui devait vous guider…</text:p>
      <text:p text:style-name="P91">Alors vous le faites.<text:line-break/><text:soft-page-break/>Vous avancez, hypnotisé.<text:line-break/>Charmé au point de le toucher… et d’aller encore plus loin.</text:p>
      <text:p text:style-name="P91">Votre main entre dans le tableau, puis votre jambe, et finalement vous y pénétrez entièrement.</text:p>
      <text:p text:style-name="P91">Le tableau change alors pour devenir un portrait de vous.<text:line-break/>De votre tentative vaine d’être le héros de cette histoire sordide et sombre.<text:line-break/>Sans le moindre espoir d’y parvenir, à cause d’une curiosité maladive qui vous a guidé jusqu’ici.</text:p>
      <text:p text:style-name="P91">Vous voilà enfermé dans ce tableau, incapable d’en sortir, mais étrangement heureux de ne plus avoir à souffrir.</text:p>
      <text:p text:style-name="P91">La servante s’approche alors du tableau et soupire.</text:p>
      <text:p text:style-name="P91">« Les humains sont visiblement incapables d’écouter quand on leur parle… C’est désespérant. »</text:p>
      <text:p text:style-name="P91"/>
      <text:list text:style-name="L29">
        <text:list-item>
          <text:p text:style-name="P92"><text:span text:style-name="Strong_20_Emphasis">Si ce destin ne vous convient pas</text:span>, rendez-vous au chapitre <text:span text:style-name="Strong_20_Emphasis">27</text:span>.</text:p>
        </text:list-item>
      </text:list>
      <text:p text:style-name="P93"/>
      <text:p text:style-name="P93"/>
      <text:p text:style-name="P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14T22:08:59.042259100</dc:date>
    <meta:editing-duration>PT2H26M32S</meta:editing-duration>
    <meta:editing-cycles>38</meta:editing-cycles>
    <meta:generator>LibreOffice/25.2.7.2$Windows_X86_64 LibreOffice_project/5cbfd1ab6520636bb5f7b99185aa69bd7456825d</meta:generator>
    <meta:document-statistic meta:table-count="0" meta:image-count="0" meta:object-count="0" meta:page-count="13" meta:paragraph-count="164" meta:word-count="5340" meta:character-count="31171" meta:non-whitespace-character-count="26000"/>
  </office:meta>
</office:document-meta>
</file>